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Headers.ge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Login( @ Nullable String 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put( String key , List &lt; String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isHeartbeat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setPasscode( @ Nullable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addAll( String headerName , List &lt; ? extends String &gt; header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Receip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add( String headerName , @ Nullable String head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readOnlyStompHeaders( @ Nullable Map &lt; String , List &lt; String &gt; &gt;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All( Map &lt; String ,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MessageId( @ Nullable String messa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Heartbeat( @ Nullable long [ ] heartbe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Headers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addAll( MultiValueMap &lt; String ,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tom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Session( @ Nullable String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tompHeaders( Map &lt; String , List &lt; String &gt; &gt; headers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Headers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Ack( @ Nullable String 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ReceiptId( @ Nullable String receip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Accep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setId( @ Nullable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Heartbe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mpHeaders.setDestination( @ Nullable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ContentType(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mpHeaders.toSingle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Headers.get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AcceptVersion( @ Nullable String ... acceptVer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mpHeader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First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set( String headerName , @ Nullable String head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Headers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Headers.putAll( Map &lt; ? extends String , ? extends List &lt; String &gt;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Rece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Subscription( @ Nullable String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Host( @ Nullable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get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Server( @ Nullable String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Headers.setReceipt( @ Nullable String rece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